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instance-tra-373-1000res--1folds-0.001ridge-20w2vdim-17-09_00:0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341170438309" calcext:value-type="float">
            <text:p>0.4034117044</text:p>
          </table:table-cell>
          <table:table-cell office:value-type="float" office:value="0.222164935469369" calcext:value-type="float">
            <text:p>0.2221649355</text:p>
          </table:table-cell>
          <table:table-cell office:value-type="float" office:value="0.1328418230563" calcext:value-type="float">
            <text:p>0.1328418231</text:p>
          </table:table-cell>
          <table:table-cell office:value-type="float" office:value="0.206745379089381" calcext:value-type="float">
            <text:p>0.2067453791</text:p>
          </table:table-cell>
          <table:table-cell office:value-type="float" office:value="0.399463806970509" calcext:value-type="float">
            <text:p>0.399463807</text:p>
          </table:table-cell>
          <table:table-cell office:value-type="float" office:value="0.489788192886616" calcext:value-type="float">
            <text:p>0.489788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733732261015" calcext:value-type="float">
            <text:p>0.4073373226</text:p>
          </table:table-cell>
          <table:table-cell office:value-type="float" office:value="0.217371324051542" calcext:value-type="float">
            <text:p>0.2173713241</text:p>
          </table:table-cell>
          <table:table-cell office:value-type="float" office:value="0.138896336014298" calcext:value-type="float">
            <text:p>0.138896336</text:p>
          </table:table-cell>
          <table:table-cell office:value-type="float" office:value="0.227705974233219" calcext:value-type="float">
            <text:p>0.2277059742</text:p>
          </table:table-cell>
          <table:table-cell office:value-type="float" office:value="0.39142091152815" calcext:value-type="float">
            <text:p>0.3914209115</text:p>
          </table:table-cell>
          <table:table-cell office:value-type="float" office:value="0.488068214030193" calcext:value-type="float">
            <text:p>0.48806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1523028702986" calcext:value-type="float">
            <text:p>0.4115230287</text:p>
          </table:table-cell>
          <table:table-cell office:value-type="float" office:value="0.229754833661397" calcext:value-type="float">
            <text:p>0.2297548337</text:p>
          </table:table-cell>
          <table:table-cell office:value-type="float" office:value="0.13630473637176" calcext:value-type="float">
            <text:p>0.1363047364</text:p>
          </table:table-cell>
          <table:table-cell office:value-type="float" office:value="0.209764776878563" calcext:value-type="float">
            <text:p>0.2097647769</text:p>
          </table:table-cell>
          <table:table-cell office:value-type="float" office:value="0.399463806970509" calcext:value-type="float">
            <text:p>0.399463807</text:p>
          </table:table-cell>
          <table:table-cell office:value-type="float" office:value="0.489788192886616" calcext:value-type="float">
            <text:p>0.4897881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4620528239997" calcext:value-type="float">
            <text:p>0.4146205282</text:p>
          </table:table-cell>
          <table:table-cell office:value-type="float" office:value="0.231184479971888" calcext:value-type="float">
            <text:p>0.23118448</text:p>
          </table:table-cell>
          <table:table-cell office:value-type="float" office:value="0.141554959785523" calcext:value-type="float">
            <text:p>0.1415549598</text:p>
          </table:table-cell>
          <table:table-cell office:value-type="float" office:value="0.236861700849122" calcext:value-type="float">
            <text:p>0.2368617008</text:p>
          </table:table-cell>
          <table:table-cell office:value-type="float" office:value="0.383378016085791" calcext:value-type="float">
            <text:p>0.3833780161</text:p>
          </table:table-cell>
          <table:table-cell office:value-type="float" office:value="0.486209124624286" calcext:value-type="float">
            <text:p>0.4862091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0098865185765" calcext:value-type="float">
            <text:p>0.4100988652</text:p>
          </table:table-cell>
          <table:table-cell office:value-type="float" office:value="0.220421646735187" calcext:value-type="float">
            <text:p>0.2204216467</text:p>
          </table:table-cell>
          <table:table-cell office:value-type="float" office:value="0.13630473637176" calcext:value-type="float">
            <text:p>0.1363047364</text:p>
          </table:table-cell>
          <table:table-cell office:value-type="float" office:value="0.221555644390125" calcext:value-type="float">
            <text:p>0.2215556444</text:p>
          </table:table-cell>
          <table:table-cell office:value-type="float" office:value="0.380697050938338" calcext:value-type="float">
            <text:p>0.3806970509</text:p>
          </table:table-cell>
          <table:table-cell office:value-type="float" office:value="0.485558241970199" calcext:value-type="float">
            <text:p>0.485558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7299219550685" calcext:value-type="float">
            <text:p>0.4072992196</text:p>
          </table:table-cell>
          <table:table-cell office:value-type="float" office:value="0.209974342751461" calcext:value-type="float">
            <text:p>0.2099743428</text:p>
          </table:table-cell>
          <table:table-cell office:value-type="float" office:value="0.138114387846291" calcext:value-type="float">
            <text:p>0.1381143878</text:p>
          </table:table-cell>
          <table:table-cell office:value-type="float" office:value="0.217206150439668" calcext:value-type="float">
            <text:p>0.2172061504</text:p>
          </table:table-cell>
          <table:table-cell office:value-type="float" office:value="0.388739946380697" calcext:value-type="float">
            <text:p>0.3887399464</text:p>
          </table:table-cell>
          <table:table-cell office:value-type="float" office:value="0.487464050437188" calcext:value-type="float">
            <text:p>0.4874640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08877816551315" calcext:value-type="float">
            <text:p>0.4088778166</text:p>
          </table:table-cell>
          <table:table-cell office:value-type="float" office:value="0.221661812654607" calcext:value-type="float">
            <text:p>0.2216618127</text:p>
          </table:table-cell>
          <table:table-cell office:value-type="float" office:value="0.135053619302949" calcext:value-type="float">
            <text:p>0.1350536193</text:p>
          </table:table-cell>
          <table:table-cell office:value-type="float" office:value="0.223975801086422" calcext:value-type="float">
            <text:p>0.2239758011</text:p>
          </table:table-cell>
          <table:table-cell office:value-type="float" office:value="0.388739946380697" calcext:value-type="float">
            <text:p>0.3887399464</text:p>
          </table:table-cell>
          <table:table-cell office:value-type="float" office:value="0.487464050437188" calcext:value-type="float">
            <text:p>0.4874640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06825690283873" calcext:value-type="float">
            <text:p>0.4068256903</text:p>
          </table:table-cell>
          <table:table-cell office:value-type="float" office:value="0.210229385883116" calcext:value-type="float">
            <text:p>0.2102293859</text:p>
          </table:table-cell>
          <table:table-cell office:value-type="float" office:value="0.131903485254692" calcext:value-type="float">
            <text:p>0.1319034853</text:p>
          </table:table-cell>
          <table:table-cell office:value-type="float" office:value="0.217029418426815" calcext:value-type="float">
            <text:p>0.2170294184</text:p>
          </table:table-cell>
          <table:table-cell office:value-type="float" office:value="0.378016085790885" calcext:value-type="float">
            <text:p>0.3780160858</text:p>
          </table:table-cell>
          <table:table-cell office:value-type="float" office:value="0.484891662821937" calcext:value-type="float">
            <text:p>0.48489166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9811570357766" calcext:value-type="float">
            <text:p>0.4098115704</text:p>
          </table:table-cell>
          <table:table-cell office:value-type="float" office:value="0.213769884743869" calcext:value-type="float">
            <text:p>0.2137698847</text:p>
          </table:table-cell>
          <table:table-cell office:value-type="float" office:value="0.140482573726542" calcext:value-type="float">
            <text:p>0.1404825737</text:p>
          </table:table-cell>
          <table:table-cell office:value-type="float" office:value="0.236209402455384" calcext:value-type="float">
            <text:p>0.2362094025</text:p>
          </table:table-cell>
          <table:table-cell office:value-type="float" office:value="0.380697050938338" calcext:value-type="float">
            <text:p>0.3806970509</text:p>
          </table:table-cell>
          <table:table-cell office:value-type="float" office:value="0.485558241970199" calcext:value-type="float">
            <text:p>0.4855582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381806580236" calcext:value-type="float">
            <text:p>0.4138180658</text:p>
          </table:table-cell>
          <table:table-cell office:value-type="float" office:value="0.228834199214245" calcext:value-type="float">
            <text:p>0.2288341992</text:p>
          </table:table-cell>
          <table:table-cell office:value-type="float" office:value="0.144146559428061" calcext:value-type="float">
            <text:p>0.1441465594</text:p>
          </table:table-cell>
          <table:table-cell office:value-type="float" office:value="0.227967950214326" calcext:value-type="float">
            <text:p>0.2279679502</text:p>
          </table:table-cell>
          <table:table-cell office:value-type="float" office:value="0.402144772117963" calcext:value-type="float">
            <text:p>0.4021447721</text:p>
          </table:table-cell>
          <table:table-cell office:value-type="float" office:value="0.49033086214938" calcext:value-type="float">
            <text:p>0.49033086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409362381166799" calcext:value-type="float">
            <text:p>0.4093623812</text:p>
          </table:table-cell>
          <table:table-cell/>
          <table:table-cell table:formula="of:=AVERAGE([.D2:.D11])" office:value-type="float" office:value="0.137560321715818" calcext:value-type="float">
            <text:p>0.1375603217</text:p>
          </table:table-cell>
          <table:table-cell/>
          <table:table-cell table:formula="of:=AVERAGE([.F2:.F11])" office:value-type="float" office:value="0.389276139410188" calcext:value-type="float">
            <text:p>0.3892761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0.00338873082319089" calcext:value-type="float">
            <text:p>0.0033887308</text:p>
          </table:table-cell>
          <table:table-cell/>
          <table:table-cell table:formula="of:=STDEV([.D2:.D11])" office:value-type="float" office:value="0.00385382515970055" calcext:value-type="float">
            <text:p>0.0038538252</text:p>
          </table:table-cell>
          <table:table-cell/>
          <table:table-cell table:formula="of:=STDEV([.F2:.F11])" office:value-type="float" office:value="0.00873773480720666" calcext:value-type="float">
            <text:p>0.00873773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1:22:07.814724364</dc:date>
    <dc:creator>Surender Kumar</dc:creator>
    <meta:editing-duration>PT2M6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